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36:24.13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19:57:14.643000000</dc:date>
    <meta:editing-duration>P1DT10H30M36S</meta:editing-duration>
    <meta:editing-cycles>483</meta:editing-cycles>
    <meta:document-statistic meta:table-count="1" meta:cell-count="1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'
	' 유니코드 범위 체크 : 한글 : AC00 ~ D7FF
	'
	IsKorean = ( b( 1 ) &gt;= &amp;HAC And b( 1 ) &lt; &amp;HD8 )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code as Long ) as Boolean

	Select Case target_laugnage
		Case 1: 'Korean
			IsTargetLanguage = True
			
		Case 2: 'Not Korean
			IsTargetLanguage = False
			
		Case 3: 'English
			IsTargetLanguage = True
		
		Case 4: 'Not English
			IsTargetLanguage = False
			
		Case Else
			IsTargetLanguage = False
		
	End Select

End Function



'
' 출력
'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
		
		'
		'
		'
		If IsTargetLanguage( current_code ) = False Then
			GoTo Continue
		End If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active_area.h, 1, 2, pf )
			
			'
			' Write : Others
			'
			obj_exporter.target_laugnage = 2
			obj_exporter.ExportList( sheet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active_area.h, 2, 1, pf )
			
			'
			' Write : Others
			'
			obj_exporter.target_laugnage = 4
			obj_exporter.ExportList( sheet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